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Open submenu “Bindings-&gt;Axis Mappings” <text:span text:style-name="T1">(</text:span>where going to use movements of mouse, etc., for control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zimuth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 X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zimuth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 RIGHT THUMBSTICK X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mapping by clicking “+” behind "Axis Mapping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ltitude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Y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ltitude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 RIGHT THUMBSTICK Y-AXIS]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attleTank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 Player Start</text:p>
          </table:table-cell>
          <table:table-cell office:value-type="string">
            <text:p>Type PlayerStart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"Content Browser"make sure "Player Start" is above the ground, otherwise a pawn cannot be generated for it (this will result in an error in "Main Menu-&gt;Window-&gt;Developer Tools-&gt;Output Log"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Name: blueprintGameModeBattleTank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In "Content Browser" navigate to "C++ Classes" (click on folder-icon and select <text:s/>"C++ Classes"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Open "BattleTank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“BattleTank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th="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attleTan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“Main Menu-&gt;File-&gt;Save As”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matLandscap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in “Content Browser-&gt;Content” and select "Create Basic Asset-&gt;Materi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new material "matLandscape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vert Material to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Blend" to ceate/enable a layered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output-pin of the "Layer Blend"-node (in the node at the right) to the "Base Color"-pin of the matLandscape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laye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Layer Blend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Gr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Di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Snow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texture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first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ss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second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vel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Coord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first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second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colo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first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nect layers to material</text:p>
          </table:table-cell>
          <table:table-cell office:value-type="string">
            <text:p>- Draw a line from the "White"-pin of first "TextureSample-"node (in the node at the top right) to the "Layer Grass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second "TextureSample-"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the "VectorParameter"-node (in the node at the top right) to the "Layer Snow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office:value-type="string">
            <text:p>- In "Main Ribbon" click "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Material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- 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Manage(icon)” click “Creat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mooth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dit the landsca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terial</text:p>
          </table:table-cell>
          <table:table-cell office:value-type="string">
            <text:p>- In “World Outliner” select “landscapeMain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Details-&gt;Landscape-&gt;Landscape Material” assign “matLandscape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Material Layers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Grass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Dirt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int Landscape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"Brush Size", "Brush Falloff" and "Tool Strengt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int the material on the landscape while switching between the Target Layer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Tank</text:p>
          </table:table-cell>
          <table:table-cell office:value-type="string">
            <text:p>Type: BluePrint Class</text:p>
          </table:table-cell>
          <table:table-cell office:value-type="string">
            <text:p>Import FBX-files</text:p>
          </table:table-cell>
          <table:table-cell office:value-type="string">
            <text:p>- Right click in "Content Brows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Import Asset-&gt;Import to/Game...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files to impor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reate Blueprint</text:p>
          </table:table-cell>
          <table:table-cell office:value-type="string">
            <text:p>- Right click in Content Brows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reate Basic Asset -&gt; Blueprint Clas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awn" ("Actor" has too litle options, "Character" has too much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The editor for blueprintTank open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Create object from first FBX-file</text:p>
          </table:table-cell>
          <table:table-cell office:value-type="string">
            <text:p>- Open the editor for blueprintTank <text:span text:style-name="T1">(</text:span>if it is not already open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 and add a Static Mes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the Static Mesh "mesh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Static Mesh" select "tank_fbx_Body" from the ComboBo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reate Socket for connecting an additional 3D-object</text:p>
          </table:table-cell>
          <table:table-cell office:value-type="string">
            <text:p>- From the "Content Browser" open "tank_fbx_Body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Socket Manager" click "Create Socket" <text:span text:style-name="T1">(</text:span>don't rename it yet because of a bug, V4.11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Socket Manager-&gt;Static Mesh Socket-&gt;Preview Static" select correct model/fil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Drag the Socket in its place in the Viewport <text:span text:style-name="T1">(</text:span>manually/visually unfortunately unless you know at what coordinates it is supposed to be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Socket Manager-&gt;Static Mesh Socket-&gt;Preview Static" select "Clear"as preview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Socket Manager" rename the Socke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Add additional 3D-object/FBX-file</text:p>
          </table:table-cell>
          <table:table-cell office:value-type="string">
            <text:p>- In "Content Browser"make sure all models/FBX-files are deselected <text:span text:style-name="T1">(</text:span>otherwise adding a new model will add the selected model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Viewpor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Static Mesh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hild it to the correct par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select the objec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Static Mesh" select correct model/file from the Combo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Sockets" select correct socket as "Parent Socke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Transform" make sure that "Location" is X=0, Y=0, Z=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dd Blueprint to the Scene</text:p>
          </table:table-cell>
          <table:table-cell office:value-type="string">
            <text:p>- Drag "blueprintTank" from "Content Browser" to the Sce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Make the tank the root-component in the Blueprint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<text:s text:c="2"/>(“meshTank” has identical and even more properties than “DefaultSceneRoot”)</text:p>
          </table:table-cell>
          <table:table-cell office:value-type="string">
            <text:p>- In "Components" drag "meshTank" on top of "DefaultSceneRoo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ss to the tank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select "mesh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 "MassInKg" and enter a mas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Create and attach camera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<text:s text:c="2"/>(use springarm since directly connecting a camera will give practical issues, e.g. you always want the tank in the shot when rotating the camera)</text:p>
          </table:table-cell>
          <table:table-cell office:value-type="string">
            <text:p>- Select "Viewpor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Find and select "Spring Ar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 "springarmCamera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sure it is child of "meshTank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Find and select "Camera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 "camera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sure it is child of "springarmCamera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Save Blueprin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Setup camera control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My Blueprint-" click "Graph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New Graph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Name it "graphInputSetup"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Control camera azimuth/yaw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My Blueprint-" click "Graph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sure "graphInputSetup" is selecte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graphInputSetup-window right click to add a node and add <text:s/>"axisAimAzimuth"-event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graphInputSetup-window right click to add a node and add <text:s/>"AddLocalRotation <text:span text:style-name="T1">(</text:span>springarmCamera<text:span text:style-name="T1">)</text:span>"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the Exec-outputpin of the axisAimAzimuth event node to the Exec-inputpin of "AddLocalRotation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graphInputSetup-window right click to add a node and add <text:s/>"GetWorldDeltaSeconds"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graphInputSetup-window right click to add a node and add <text:s/>"Multiply float*float"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"Axis Value"-outputpin of "axisAimAzimuth"-event to inputpin if Multiply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"Return Value"-outputpin of "Get World Delta Seconds" to inputpin of Multiply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outputpin of Multiply-node to "Delta Rotation Z"-pin of "AddLocalRotation"-nod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Control camera altitude/pitch</text:p>
          </table:table-cell>
          <table:table-cell office:value-type="string">
            <text:p>- From the "Content Browser" open "blueprintTank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"My Blueprint-" click "Graphs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Make sure "graphInputSetup" is selecte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graphInputSetup-window right click to add a node and add <text:s/>"axisAimAltitude"-event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graphInputSetup-window right click to add a node and add <text:s/>"AddLocalRotation <text:span text:style-name="T1">(</text:span>springarmCamera<text:span text:style-name="T1">)</text:span>"-nod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the Exec-outputpin of the axisAimAltitude event node to the Exec-inputpin of "AddLocalRotation"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graphInputSetup-window right click to add a node and add <text:s/>"GetWorldDeltaSeconds"-nod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In graphInputSetup-window right click to add a node and add <text:s/>"Multiply float*float"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"Axis Value"-outputpin of "axisAimAltitude"-event to inputpin if Multiply-nod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Connect "Return Value"-outputpin of "Get World Delta Seconds" to inputpin of Multiply-nod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onnect outputpin of Multiply-node to "Delta Rotation Y"-pin of "AddLocalRotation"-nod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29-03-2017</text:date>, <text:time>16:5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7-03-29T16:56:54.65</dc:date>
    <dc:creator>Gerard de Vries</dc:creator>
    <meta:editing-duration>P5DT19H45M7S</meta:editing-duration>
    <meta:editing-cycles>377</meta:editing-cycles>
    <meta:document-statistic meta:table-count="1" meta:cell-count="521" meta:object-count="0"/>
  </office:meta>
</office:document-meta>
</file>